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Times New Roman1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1.688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  <style:paragraph-properties style:writing-mode="lr-tb"/>
    </style:style>
    <style:style style:name="gr6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  <style:paragraph-properties style:writing-mode="lr-tb"/>
    </style:style>
    <style:style style:name="gr7" style:family="graphic" style:parent-style-name="standard">
      <style:graphic-properties draw:stroke="solid" svg:stroke-color="#000080" draw:fill="none" draw:fill-color="#ffffff" draw:auto-grow-height="true" draw:auto-grow-width="false" fo:max-height="0cm" fo:min-height="3.306cm"/>
      <style:paragraph-properties style:writing-mode="lr-tb"/>
    </style:style>
    <style:style style:name="gr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80" draw:fill="none" draw:fill-color="#ffffff" draw:auto-grow-height="true" draw:auto-grow-width="false" fo:max-height="0cm" fo:min-height="1.017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  <style:paragraph-properties style:writing-mode="lr-tb"/>
    </style:style>
    <style:style style:name="gr1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  <style:paragraph-properties style:writing-mode="lr-tb"/>
    </style:style>
    <style:style style:name="gr19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fo:min-height="2.095cm"/>
      <style:paragraph-properties style:writing-mode="lr-tb"/>
    </style:style>
    <style:style style:name="pr3" style:family="presentation" style:parent-style-name="Default-outline1">
      <style:graphic-properties fo:min-height="12.102cm"/>
      <style:paragraph-properties style:writing-mode="lr-tb"/>
    </style:style>
    <style:style style:name="pr4" style:family="presentation" style:parent-style-name="Default-notes">
      <style:graphic-properties draw:fill-color="#ffffff" fo:min-height="11.381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3.049cm"/>
      <style:paragraph-properties style:writing-mode="lr-tb"/>
    </style:style>
    <style:style style:name="pr8" style:family="presentation" style:parent-style-name="Default-outline1">
      <style:graphic-properties draw:stroke="dash" draw:stroke-dash="Fine_20_Dashed" svg:stroke-color="#3465a4" fo:min-height="12.102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1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left="0cm" fo:margin-right="0cm" fo:margin-top="0.5cm" fo:margin-bottom="0cm" fo:text-align="center" fo:text-indent="0cm"/>
    </style:style>
    <style:style style:name="P1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left="0cm" fo:margin-right="0cm" fo:margin-top="0.8cm" fo:margin-bottom="0cm" fo:text-indent="0cm"/>
    </style:style>
    <style:style style:name="P16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margin-top="0.2cm" fo:margin-bottom="0cm" fo:text-indent="0cm"/>
    </style:style>
    <style:style style:name="P20" style:family="paragraph">
      <style:paragraph-properties fo:margin-left="0cm" fo:margin-right="0cm" fo:margin-top="0.3cm" fo:margin-bottom="0cm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-color="#ffffff"/>
      <style:paragraph-properties style:writing-mode="lr-tb"/>
      <style:text-properties fo:font-size="12pt"/>
    </style:style>
    <style:style style:name="P23" style:family="paragraph">
      <style:paragraph-properties fo:margin-left="1cm" fo:margin-right="0cm" fo:margin-top="0.5cm" fo:margin-bottom="0cm" fo:text-indent="-1cm"/>
    </style:style>
    <style:style style:name="P24" style:family="paragraph">
      <style:paragraph-properties fo:margin-top="0.5cm" fo:margin-bottom="0cm"/>
    </style:style>
    <style:style style:name="P25" style:family="paragraph">
      <style:paragraph-properties fo:text-align="center"/>
    </style:style>
    <style:style style:name="P26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7" style:family="paragraph">
      <style:paragraph-properties fo:margin-top="0.2cm" fo:margin-bottom="0cm"/>
    </style:style>
    <style:style style:name="P28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2" style:family="paragraph">
      <style:paragraph-properties fo:margin-top="0.4cm" fo:margin-bottom="0cm" fo:text-align="start"/>
    </style:style>
    <style:style style:name="P33" style:family="paragraph">
      <style:paragraph-properties fo:margin-top="0.1cm" fo:margin-bottom="0cm"/>
    </style:style>
    <style:style style:name="P34" style:family="paragraph">
      <style:paragraph-properties fo:margin-top="0.1cm" fo:margin-bottom="0cm" style:writing-mode="lr-tb"/>
      <style:text-properties style:font-name="Liberation Mono1"/>
    </style:style>
    <style:style style:name="P35" style:family="paragraph">
      <loext:graphic-properties draw:fill="none" draw:fill-color="#ffffff"/>
      <style:paragraph-properties style:writing-mode="lr-tb"/>
      <style:text-properties style:font-name="Liberation Mono1" fo:font-size="24pt" style:font-size-asian="24pt" style:font-size-complex="24pt"/>
    </style:style>
    <style:style style:name="P3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font-style="normal" fo:text-shadow="none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1" fo:font-size="24pt" fo:font-style="normal" fo:text-shadow="none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3" style:family="text">
      <style:text-properties fo:color="#000080" fo:font-size="28pt" style:font-size-asian="28pt" style:font-size-complex="28pt"/>
    </style:style>
    <style:style style:name="T14" style:family="text">
      <style:text-properties fo:color="#000080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ce181e"/>
    </style:style>
    <style:style style:name="T1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8" style:family="text">
      <style:text-properties fo:color="#008000" style:font-name="Courier New1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80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color="#008000" style:font-name="Courier New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color="#000080" fo:font-style="normal" style:font-style-asian="normal" style:font-style-complex="normal"/>
    </style:style>
    <style:style style:name="T26" style:family="text">
      <style:text-properties style:font-name="Liberation Mono1"/>
    </style:style>
    <style:style style:name="T27" style:family="text">
      <style:text-properties style:font-name="Liberation Mono1" fo:font-weight="bold" style:font-weight-asian="bold" style:font-weight-complex="bold"/>
    </style:style>
    <style:style style:name="T28" style:family="text">
      <style:text-properties fo:color="#000080" style:text-underline-style="solid" style:text-underline-width="auto" style:text-underline-color="font-color"/>
    </style:style>
    <style:style style:name="T29" style:family="text">
      <style:text-properties fo:color="#ff0000"/>
    </style:style>
    <style:style style:name="T30" style:family="text">
      <style:text-properties fo:color="#000000"/>
    </style:style>
    <style:style style:name="T31" style:family="text">
      <style:text-properties fo:color="#800080" style:font-name="Liberation Mono1"/>
    </style:style>
    <style:style style:name="T32" style:family="text">
      <style:text-properties style:font-name="Courier New1" fo:font-weight="bold" style:font-weight-asian="bold" style:font-weight-complex="bold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0080" style:font-name="Liberation Mono1" fo:font-size="24pt" style:font-size-asian="24pt" style:font-size-complex="24pt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style:font-name-asian="Angsana New1" style:font-size-asian="24pt" style:font-style-asian="normal" style:font-weight-asian="normal" style:font-name-complex="Angsana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style:font-name-asian="Angsana New1" style:font-size-asian="24pt" style:font-style-asian="normal" style:font-weight-asian="normal" style:font-name-complex="Angsana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80" fo:font-size="28pt" style:text-underline-style="none" style:font-size-asian="28pt" style:font-size-complex="28pt"/>
    </style:style>
    <style:style style:name="T39" style:family="text">
      <style:text-properties fo:font-size="28pt" style:text-underline-style="none" style:font-size-asian="28pt" style:font-size-complex="28pt"/>
    </style:style>
    <style:style style:name="T4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1" style:family="text">
      <style:text-properties fo:color="#000080" fo:font-size="28pt" fo:font-style="italic" style:text-underline-style="none" style:font-size-asian="28pt" style:font-style-asian="italic" style:font-size-complex="28pt" style:font-style-complex="italic"/>
    </style:style>
    <style:style style:name="T4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3" style:family="text">
      <style:text-properties fo:color="#000080" style:font-name="Liberation Mono1" fo:font-weight="bold" style:font-weight-asian="bold" style:font-weight-complex="bold"/>
    </style:style>
    <style:style style:name="T44" style:family="text">
      <style:text-properties style:font-name="Arial1"/>
    </style:style>
    <style:style style:name="T45" style:family="text">
      <style:text-properties fo:color="#ff0000" style:font-name="Liberation Mono1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style:font-name="Liberation Mono1" fo:font-size="22pt" style:font-size-asian="22pt" style:font-size-complex="22pt"/>
    </style:style>
    <style:style style:name="T48" style:family="text">
      <style:text-properties style:font-name="Courier New1"/>
    </style:style>
    <style:style style:name="T49" style:family="text">
      <style:text-properties fo:color="#ff0000" style:font-name="Arial1"/>
    </style:style>
    <style:style style:name="T50" style:family="text">
      <style:text-properties style:font-name="Arial1" fo:font-style="italic" style:font-style-asian="italic" style:font-style-complex="italic"/>
    </style:style>
    <style:style style:name="T51" style:family="text">
      <style:text-properties fo:color="#000080" style:font-name="Liberation Mono1" fo:font-size="22pt" style:font-size-asian="22pt" style:font-size-complex="22pt"/>
    </style:style>
    <style:style style:name="T52" style:family="text">
      <style:text-properties style:font-name="Arial1" fo:font-style="italic" style:text-underline-style="solid" style:text-underline-width="auto" style:text-underline-color="font-color" style:font-style-asian="italic" style:font-style-complex="italic"/>
    </style:style>
    <style:style style:name="T53" style:family="text">
      <style:text-properties style:font-name="Arial1" fo:font-style="italic" style:text-underline-style="none" style:font-style-asian="italic" style:font-style-complex="italic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ff0000" fo:font-style="normal" style:font-style-asian="normal" style:font-style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font-name="Liberation Mono1" fo:font-style="normal" style:font-style-asian="normal" style:font-style-complex="normal"/>
    </style:style>
    <style:style style:name="T60" style:family="text">
      <style:text-properties fo:color="#ff0000" style:font-name="Liberation Mono1" fo:font-style="normal" style:font-style-asian="normal" style:font-style-complex="normal"/>
    </style:style>
    <style:style style:name="T61" style:family="text">
      <style:text-properties style:font-name="Liberation Mono1" fo:font-size="20pt" style:font-size-asian="20pt" style:font-size-complex="20pt"/>
    </style:style>
    <style:style style:name="T62" style:family="text">
      <style:text-properties fo:color="#008000" style:font-name="Liberation Mono1" fo:font-size="20pt" style:font-size-asian="20pt" style:font-size-complex="20pt"/>
    </style:style>
    <style:style style:name="T63" style:family="text">
      <style:text-properties fo:color="#008000" style:font-name="Liberation Mono1" fo:font-size="20pt" style:text-underline-style="solid" style:text-underline-width="auto" style:text-underline-color="font-color" style:font-size-asian="20pt" style:font-size-complex="20pt"/>
    </style:style>
    <style:style style:name="T64" style:family="text">
      <style:text-properties fo:color="#008000" style:font-name="Liberation Mono1" fo:font-size="20pt" style:text-underline-style="none" style:font-size-asian="20pt" style:font-size-complex="20pt"/>
    </style:style>
    <style:style style:name="T65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style:font-name="Liberation Mono1"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1" style:family="text">
      <style:text-properties fo:color="#000080" style:font-name="Liberation Mono1"/>
    </style:style>
    <style:style style:name="T72" style:family="text">
      <style:text-properties fo:color="#008000" style:font-name="Liberation Mono1" fo:font-style="normal" style:font-style-asian="normal" style:font-style-complex="normal"/>
    </style:style>
    <style:style style:name="T73" style:family="text">
      <style:text-properties fo:color="#008000" style:font-name="Liberation Mono1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008000" style:font-name="Liberation Mono1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style:font-name="Liberation Mono1"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color="#ff0000" style:font-name="Liberation Mono1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Liberation Mono1" style:text-underline-style="none" fo:font-weight="bold" style:font-weight-asian="bold" style:font-weight-complex="bold"/>
    </style:style>
    <style:style style:name="T79" style:family="text">
      <style:text-properties style:font-name="Liberation Mono1" fo:font-size="26pt" style:font-size-asian="26pt" style:font-size-complex="26pt"/>
    </style:style>
    <style:style style:name="T80" style:family="text">
      <style:text-properties style:font-name="Arial1" fo:font-size="28pt" fo:font-style="normal" style:font-size-asian="28pt" style:font-style-asian="normal" style:font-size-complex="28pt" style:font-style-complex="normal"/>
    </style:style>
    <style:style style:name="T81" style:family="text">
      <style:text-properties style:font-name="Liberation Mono1" fo:font-size="28pt" fo:font-style="normal" style:font-size-asian="28pt" style:font-style-asian="normal" style:font-size-complex="28pt" style:font-style-complex="normal"/>
    </style:style>
    <style:style style:name="T82" style:family="text">
      <style:text-properties fo:color="#ff0000" style:font-name="Liberation Mono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3" style:family="text">
      <style:text-properties fo:color="#000080" style:font-name="Liberation Mono1" fo:font-style="italic" style:font-style-asian="italic" style:font-style-complex="italic"/>
    </style:style>
    <style:style style:name="T84" style:family="text">
      <style:text-properties fo:color="#008000"/>
    </style:style>
    <style:style style:name="T85" style:family="text">
      <style:text-properties fo:color="#008000" style:font-name="Liberation Mono1" fo:font-style="italic" style:font-style-asian="italic" style:font-style-complex="italic"/>
    </style:style>
    <style:style style:name="T86" style:family="text">
      <style:text-properties fo:color="#008000" fo:font-style="normal" style:font-style-asian="normal" style:font-style-complex="normal"/>
    </style:style>
    <style:style style:name="T87" style:family="text">
      <style:text-properties fo:color="#000000" style:font-name="Liberation Mono1"/>
    </style:style>
    <style:style style:name="T88" style:family="text">
      <style:text-properties fo:color="#008000" style:font-name="Liberation Mono1"/>
    </style:style>
    <style:style style:name="T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1" style:family="text">
      <style:text-properties fo:color="#008000" fo:font-style="italic" style:font-style-asian="italic" style:font-style-complex="italic"/>
    </style:style>
    <style:style style:name="T92" style:family="text">
      <style:text-properties fo:font-variant="normal" fo:text-transform="none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80" style:font-name="Arial1" style:text-underline-style="solid" style:text-underline-width="auto" style:text-underline-color="font-color"/>
    </style:style>
    <style:style style:name="T95" style:family="text">
      <style:text-properties style:font-name="Liberation Mono1" fo:font-style="italic" style:font-style-asian="italic" style:font-style-complex="italic"/>
    </style:style>
    <style:style style:name="T96" style:family="text">
      <style:text-properties style:font-name="Liberation Mono1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color="#000080" style:font-name="Arial1"/>
    </style:style>
    <style:style style:name="T99" style:family="text">
      <style:text-properties fo:color="#000080" style:font-name="Arial1" fo:font-weight="bold" style:font-weight-asian="bold" style:font-weight-complex="bold"/>
    </style:style>
    <style:style style:name="T100" style:family="text">
      <style:text-properties style:font-name="Arial1" fo:font-size="22pt" style:font-size-asian="22pt" style:font-size-complex="22pt"/>
    </style:style>
    <style:style style:name="T101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02" style:family="text">
      <style:text-properties fo:color="#000080" style:font-name="Liberation Mono1" fo:font-size="20pt" fo:font-weight="bold" style:font-size-asian="20pt" style:font-weight-asian="bold" style:font-size-complex="20pt" style:font-weight-complex="bold"/>
    </style:style>
    <style:style style:name="T103" style:family="text">
      <style:text-properties style:font-name="Liberation Mono1" fo:font-size="22pt" style:text-underline-style="solid" style:text-underline-width="auto" style:text-underline-color="font-color" style:font-size-asian="22pt" style:font-size-complex="22pt"/>
    </style:style>
    <style:style style:name="T104" style:family="text">
      <style:text-properties fo:color="#ce181e" style:font-name="Liberation Mono1" fo:font-size="20pt" style:font-size-asian="20pt" style:font-size-complex="20pt"/>
    </style:style>
    <style:style style:name="T105" style:family="text">
      <style:text-properties fo:color="#000080" style:font-name="Courier New1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text-style-name="P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4"><text:span text:style-name="T2">Verify that the rules for using data types are obeyed, and that the correct types are used in function calls, assignments, and other program elements.</text:span></text:p>
              </text:list-item>
              <text:list-item>
                <text:p text:style-name="P5"><text:span text:style-name="T3">Examples:</text:span></text:p>
              </text:list-item>
              <text:list-item>
                <text:p text:style-name="P4"><text:span text:style-name="T4">lst = [</text:span><text:span text:style-name="T5">"cat", "dog", "rat"</text:span><text:span text:style-name="T4">]</text:span></text:p>
              </text:list-item>
              <text:list-item>
                <text:p text:style-name="P4"><text:span text:style-name="T4">sum( lst ) <text:s text:c="14"/># </text:span><text:span text:style-name="T6">type error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4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4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text-style-name="P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7">In computer programming:</text:p>
              </text:list-item>
              <text:list-item>
                <text:p text:style-name="P8"><text:span text:style-name="T11">anything that is done or known </text:span><text:span text:style-name="T12">before</text:span><text:span text:style-name="T11"> run-time</text:span><text:span text:style-name="T13">.</text:span></text:p>
              </text:list-item>
              <text:list-item>
                <text:p text:style-name="P7">"<text:span text:style-name="T14">static content</text:span>" - fixed content in a web application, such as images, fonts, CSS files, fixed web pages.</text:p>
              </text:list-item>
              <text:list-item>
                <text:p text:style-name="P7">"<text:span text:style-name="T15">static type checking</text:span>" - type checking done <text:span text:style-name="T16">before</text:span>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text-style-name="P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7">In computer programming:</text:p>
                <text:p text:style-name="P9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7">"<text:span text:style-name="T14">dynamic content</text:span>" - web pages generated at run-time from a template. Content that changes over time.</text:p>
              </text:list-item>
              <text:list-item>
                <text:p text:style-name="P7">"<text:span text:style-name="T15">dynamic type checking</text:span>" - verify type rules <text:span text:style-name="T16">while</text:span> the program is <text:span text:style-name="T16">running</text:span>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Java is </text:span><text:span text:style-name="T17">Statically Typed</text:span></text:p>
              </text:list-header>
            </text:list>
          </draw:text-box>
        </draw:frame>
        <draw:frame presentation:style-name="pr6" draw:text-style-name="P2" draw:layer="layout" svg:width="22.005cm" svg:height="2.97cm" svg:x="1.873cm" svg:y="3.888cm" presentation:class="outline" presentation:user-transformed="true">
          <draw:text-box>
            <text:p text:style-name="P10"><text:span text:style-name="T1">The types of all variables are known to the compiler. <text:s/></text:span><text:span text:style-name="T1"><text:line-break/></text:span><text:span text:style-name="T1">The compiler catches type errors.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3" draw:text-style-name="P12" draw:layer="layout" svg:width="22.606cm" svg:height="11.938cm" svg:x="1.27cm" svg:y="6.096cm">
          <draw:text-box>
            <text:p><text:span text:style-name="T9">List&lt;String&gt; names = new ArrayList&lt;&gt;();</text:span></text:p>
            <text:p><text:span text:style-name="T9"/></text:p>
            <text:p><text:span text:style-name="T9">names.add("John");</text:span></text:p>
            <text:p><text:span text:style-name="T9">names.add( 3.0 ); </text:span><text:span text:style-name="T6">// error. wrong type</text:span></text:p>
            <text:p><text:span text:style-name="T18"/></text:p>
            <text:p><text:span text:style-name="T18">// type inference: </text:span><text:span text:style-name="T9">first</text:span><text:span text:style-name="T18"> is a String var</text:span></text:p>
            <text:p><text:span text:style-name="T9">var first = names.get(1); </text:span><text:span text:style-name="T18">// must be String</text:span></text:p>
            <text:p><text:span text:style-name="T9"/></text:p>
            <text:p><text:span text:style-name="T9">int sum = 1; <text:s/></text:span></text:p>
            <text:p><text:span text:style-name="T9">sum += Math.sqrt(3); // </text:span><text:span text:style-name="T6">type err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Benefits of Static Typing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 text:style-name="P13">1. Compiler finds syntax errors</text:p>
              </text:list-item>
              <text:list-item>
                <text:p text:style-name="P13">2. Also finds <text:span text:style-name="T14">semantic</text:span> (usage) and some <text:span text:style-name="T14">logic</text:span> errors</text:p>
              </text:list-item>
              <text:list-item>
                <text:p text:style-name="P13">3. Better refactoring -- refactoring tools can find <text:span text:style-name="T19">every instance</text:span><text:span text:style-name="T20"> </text:span><text:span text:style-name="T21">of a thing that is being refactored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1.956cm" svg:height="3.309cm" svg:x="1.698cm" svg:y="-0.232cm" presentation:class="title" presentation:user-transformed="true">
          <draw:text-box>
            <text:p>Does Python do <text:line-break/>Static Type Checking?</text:p>
          </draw:text-box>
        </draw:frame>
        <draw:frame presentation:style-name="pr3" draw:text-style-name="P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Meaning: </text:p>
              </text:list-item>
              <text:list-item>
                <text:p><text:s text:c="4"/>does the Python interpreter check the types of variables and expressions <text:span text:style-name="T22">before</text:span><text:span text:style-name="T23"> executing the cod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</text:span><text:span text:style-name="T1"><text:line-break/></text:span><text:span text:style-name="T1">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10"><text:span text:style-name="T1">Answer is not obvious.</text:span></text:p>
            <text:p text:style-name="P10"><text:span text:style-name="T1">Consider this: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5" draw:text-style-name="P12" draw:layer="layout" svg:width="20.574cm" svg:height="11.795cm" svg:x="2.286cm" svg:y="6.858cm">
          <draw:text-box>
            <text:p><text:span text:style-name="T18"># what </text:span><text:span text:style-name="T24">type</text:span><text:span text:style-name="T18"> is required for x and y?</text:span></text:p>
            <text:p text:style-name="P14"><text:span text:style-name="T9">def add(x, y):</text:span></text:p>
            <text:p text:style-name="P14"><text:span text:style-name="T9"><text:s text:c="4"/></text:span><text:span text:style-name="T9">return x + y</text:span></text:p>
            <text:p text:style-name="P14"><text:span text:style-name="T18"># add accepts many different types</text:span></text:p>
            <text:p text:style-name="P14"><text:span text:style-name="T9">add(2, 3)</text:span></text:p>
            <text:p text:style-name="P14"><text:span text:style-name="T9">add("hi", "bye")</text:span></text:p>
            <text:p text:style-name="P14"><text:span text:style-name="T9">add(Fraction(1,2), Fraction(2,3))</text:span></text:p>
            <text:p text:style-name="P14"><text:span text:style-name="T6"># but this fails</text:span></text:p>
            <text:p text:style-name="P14"><text:span text:style-name="T9">add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What People Say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 text:style-name="P5">Python does dynamic typing.</text:p>
              </text:list-item>
              <text:list-item>
                <text:p text:style-name="P15">Python associates types with <text:span text:style-name="T19">values</text:span><text:span text:style-name="T21"> rather than </text:span><text:span text:style-name="T19">variables</text:span><text:span text:style-name="T21">.</text:span></text:p>
              </text:list-item>
              <text:list-item>
                <text:p text:style-name="P15"><text:span text:style-name="T21">Type checking is done on </text:span><text:span text:style-name="T25">values</text:span><text:span text:style-name="T21">.</text:span></text:p>
              </text:list-item>
              <text:list-item>
                <text:p text:style-name="P15"><text:span text:style-name="T21">Or maybe not at all ("duck typing") <text:s/></text:span></text:p>
                <text:list>
                  <text:list-item>
                    <text:p><text:span text:style-name="T20">"just do it and see if it works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5">Binding</text:span>" refers to association of names with particular pieces of code.</text:p>
              </text:list-item>
            </text:list>
            <text:list text:style-name="L5">
              <text:list-item>
                <text:p>binding of function names to function implementation</text:p>
              </text:list-item>
              <text:list-item>
                <text:p>binding of variable references to memory locations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4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4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6">class Fraction:</text:span></text:p>
              </text:list-item>
              <text:list-item>
                <text:p><text:span text:style-name="T26"><text:s text:c="4"/></text:span><text:span text:style-name="T27">@staticmethod</text:span></text:p>
              </text:list-item>
              <text:list-item>
                <text:p><text:span text:style-name="T26"><text:s text:c="4"/></text:span><text:span text:style-name="T26">def gcd( m, n):</text:span></text:p>
              </text:list-item>
              <text:list-item>
                <text:p><text:span text:style-name="T26"><text:s text:c="8"/></text:span><text:span text:style-name="T26">"""greatest common divisor"""</text:span></text:p>
              </text:list-item>
              <text:list-item>
                <text:p><text:span text:style-name="T26"><text:s text:c="8"/></text:span><text:span text:style-name="T26"># use Euclid's algorithm</text:span></text:p>
              </text:list-item>
              <text:list-item>
                <text:p/>
              </text:list-item>
              <text:list-item>
                <text:p>gcd can be <text:span text:style-name="T28">statically bound</text:span>. <text:s/>We know <text:span text:style-name="T22">exactly</text:span> <text:span text:style-name="T29">what code</text:span> will be <text:span text:style-name="T30">invoked</text:span> even <text:span text:style-name="T29">before</text:span> the program is run!</text:p>
              </text:list-item>
              <text:list-item>
                <text:p text:style-name="P7"><text:span text:style-name="T2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text-style-name="P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6"><text:span text:style-name="T26">lst = [Fraction(2,3), "hello", date.today()]</text:span></text:p>
              </text:list-item>
              <text:list-item>
                <text:p text:style-name="P16"><text:span text:style-name="T26">for x in lst:</text:span></text:p>
              </text:list-item>
              <text:list-item>
                <text:p><text:span text:style-name="T26"><text:s text:c="4"/></text:span><text:span text:style-name="T26">print(</text:span><text:span text:style-name="T27">str(x)</text:span><text:span text:style-name="T26">)</text:span></text:p>
              </text:list-item>
              <text:list-item>
                <text:p><text:span text:style-name="T31">2/3</text:span></text:p>
              </text:list-item>
              <text:list-item>
                <text:p><text:span text:style-name="T31">hello</text:span></text:p>
              </text:list-item>
              <text:list-item>
                <text:p><text:span text:style-name="T31">2021-11-01</text:span></text:p>
              </text:list-item>
              <text:list-item>
                <text:p/>
              </text:list-item>
              <text:list-item>
                <text:p><text:span text:style-name="T32">str(x)</text:span> is <text:span text:style-name="T29">dynamically bound</text:span> to the __str__() method of a <text:span text:style-name="T14">particular class</text:span> (Fraction, string, datetime).</text:p>
              </text:list-item>
              <text:list-item>
                <text:p>We <text:span text:style-name="T16">don't know</text:span> <text:span text:style-name="T29">until run-time</text:span> what kind of object x refers to, or which class's __str__() method will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6" draw:text-style-name="P17" draw:layer="layout" svg:width="21.798cm" svg:height="9.434cm" svg:x="2.032cm" svg:y="8.128cm">
          <draw:text-box>
            <text:p text:style-name="P16"><text:span text:style-name="T33">lst = [Fraction(2,3), "hello",</text:span><text:span text:style-name="T33"><text:line-break/></text:span><text:span text:style-name="T33"> <text:s text:c="4"/>datetime.now()]</text:span></text:p>
            <text:p text:style-name="P16"><text:span text:style-name="T33">for x in lst:</text:span></text:p>
            <text:p text:style-name="P16"><text:span text:style-name="T33"><text:s text:c="4"/></text:span><text:span text:style-name="T33">print( </text:span><text:span text:style-name="T34">str(x)</text:span><text:span text:style-name="T33"> )</text:span></text:p>
            <text:p text:style-name="P16"><text:span text:style-name="T33">2/3 <text:s text:c="11"/></text:span><text:span text:style-name="T35"><text:s text:c="2"/>__str__ of Fraction</text:span></text:p>
            <text:p text:style-name="P16"><text:span text:style-name="T36">hello <text:s text:c="9"/></text:span><text:span text:style-name="T37"><text:s text:c="2"/></text:span><text:span text:style-name="T35">__str__ of string</text:span></text:p>
            <text:p text:style-name="P16"><text:span text:style-name="T33">2019-11-17 15:50:34 </text:span></text:p>
            <text:p><text:span text:style-name="T37"><text:s text:c="17"/></text:span><text:span text:style-name="T35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">We want our software to be correct.</text:span></text:p>
              </text:list-item>
              <text:list-item>
                <text:p><text:span text:style-name="T2"/></text:p>
              </text:list-item>
              <text:list-item>
                <text:p><text:span text:style-name="T38">Static type checking</text:span><text:span text:style-name="T39"> finds programming errors </text:span><text:span text:style-name="T40">before</text:span><text:span text:style-name="T39"> the program is run.</text:span></text:p>
              </text:list-item>
              <text:list-item>
                <text:p><text:span text:style-name="T39"/></text:p>
              </text:list-item>
              <text:list-item>
                <text:p><text:span text:style-name="T39">Some type errors may also indicate </text:span><text:span text:style-name="T41">logic errors</text:span><text:span text:style-name="T42">.</text:span><text:span text:style-name="T39"> </text:span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text-style-name="P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add" only accepts string parameters:</text:p>
              </text:list-item>
              <text:list-item>
                <text:p/>
              </text:list-item>
              <text:list-item>
                <text:p text:style-name="P18"><text:span text:style-name="T26"><text:s text:c="3"/></text:span><text:span text:style-name="T26">def add(x: </text:span><text:span text:style-name="T43">str</text:span><text:span text:style-name="T26">, y: </text:span><text:span text:style-name="T43">str</text:span><text:span text:style-name="T26">) -&gt; </text:span><text:span text:style-name="T43">str</text:span><text:span text:style-name="T26">:</text:span></text:p>
              </text:list-item>
              <text:list-item>
                <text:p text:style-name="P18"><text:span text:style-name="T26"><text:s text:c="7"/></text:span><text:span text:style-name="T26">return x + y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<text:s text:c="3"/></text:span><text:span text:style-name="T26">if __name__ == '__main__':</text:span></text:p>
              </text:list-item>
              <text:list-item>
                <text:p text:style-name="P18"><text:span text:style-name="T26"><text:s text:c="7"/></text:span><text:span text:style-name="T26">a = 2</text:span></text:p>
              </text:list-item>
              <text:list-item>
                <text:p text:style-name="P18"><text:span text:style-name="T26"><text:s text:c="7"/></text:span><text:span text:style-name="T26">b = "hello"</text:span></text:p>
              </text:list-item>
              <text:list-item>
                <text:p text:style-name="P18"><text:span text:style-name="T26"><text:s text:c="7"/></text:span><text:span text:style-name="T26">print( add(a,b) )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"mypy"</text:span><text:span text:style-name="T44"> is a static type checking tool. <text:s/>Run it:</text:span></text:p>
              </text:list-item>
              <text:list-item>
                <text:p text:style-name="P19"><text:span text:style-name="T26">cmd&gt; </text:span><text:span text:style-name="T27">mypy add.py</text:span></text:p>
              </text:list-item>
              <text:list-item>
                <text:p text:style-name="P20"><text:span text:style-name="T45">Line 7: error: Argument 1 to "join" has incompatible type "int"; expected "str"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 presentation:user-transformed="true">
          <draw:text-box>
            <text:p><text:s/><text:span text:style-name="T46">Example: Type Hints &amp; Code Completion</text:span></text:p>
          </draw:text-box>
        </draw:frame>
        <draw:frame presentation:style-name="pr3" draw:text-style-name="P3" draw:layer="layout" svg:width="21.956cm" svg:height="14.478cm" svg:x="1.412cm" svg:y="3.81cm" presentation:class="outline" presentation:user-transformed="true">
          <draw:text-box>
            <text:list text:style-name="L3">
              <text:list-item>
                <text:p><text:span text:style-name="T47">def print_full_name(first, last):</text:span></text:p>
              </text:list-item>
              <text:list-item>
                <text:p><text:span text:style-name="T47"><text:s text:c="4"/></text:span><text:span text:style-name="T47">full_name = first + " " + last</text:span></text:p>
              </text:list-item>
              <text:list-item>
                <text:p><text:span text:style-name="T47"><text:s text:c="4"/></text:span><text:span text:style-name="T47">print(full_name)</text:span></text:p>
              </text:list-item>
              <text:list-item>
                <text:p/>
              </text:list-item>
              <text:list-item>
                <text:p text:style-name="P4">We want to use the <text:span text:style-name="T26">title()</text:span> method on first and last, so the output of print_full_name('joe', 'biden') is:<text:line-break/> <text:s text:c="7"/>'<text:span text:style-name="T48">Joe Biden'</text:span></text:p>
              </text:list-item>
              <text:list-item>
                <text:p>In an IDE, put the cursor after <text:span text:style-name="T26">first</text:span> and type "<text:span text:style-name="T26">.</text:span>":</text:p>
              </text:list-item>
              <text:list-item>
                <text:p><text:span text:style-name="T26"><text:s text:c="4"/></text:span><text:span text:style-name="T48">full_name = first.</text:span></text:p>
              </text:list-item>
              <text:list-item>
                <text:p>then press <text:span text:style-name="T48">CTRL + SPACEBAR.</text:span></text:p>
              </text:list-item>
              <text:list-item>
                <text:p><text:span text:style-name="T49">What methods does the IDE suggest?</text:span></text:p>
              </text:list-item>
              <text:list-item>
                <text:p><text:span text:style-name="T50">Nothing!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Simple Example with Type Hints</text:p>
          </draw:text-box>
        </draw:frame>
        <draw:frame presentation:style-name="pr3" draw:text-style-name="P3" draw:layer="layout" svg:width="21.956cm" svg:height="14.478cm" svg:x="1.666cm" svg:y="3.81cm" presentation:class="outline" presentation:user-transformed="true">
          <draw:text-box>
            <text:list text:style-name="L3">
              <text:list-item>
                <text:p><text:span text:style-name="T47">def print_full_name(first: </text:span><text:span text:style-name="T51">str</text:span><text:span text:style-name="T47">, last: </text:span><text:span text:style-name="T51">str</text:span><text:span text:style-name="T47">):</text:span></text:p>
              </text:list-item>
              <text:list-item>
                <text:p><text:span text:style-name="T47"><text:s text:c="4"/></text:span><text:span text:style-name="T47">full_name = first + " " + last</text:span></text:p>
              </text:list-item>
              <text:list-item>
                <text:p><text:span text:style-name="T47"><text:s text:c="4"/></text:span><text:span text:style-name="T47">print(full_name)</text:span></text:p>
              </text:list-item>
              <text:list-item>
                <text:p/>
              </text:list-item>
              <text:list-item>
                <text:p text:style-name="P4">Now type "<text:span text:style-name="T26">.</text:span>" after "<text:span text:style-name="T26">first</text:span>":</text:p>
              </text:list-item>
              <text:list-item>
                <text:p><text:span text:style-name="T26"><text:s text:c="4"/></text:span><text:span text:style-name="T26">full_name = first.</text:span></text:p>
              </text:list-item>
              <text:list-item>
                <text:p/>
              </text:list-item>
              <text:list-item>
                <text:p>then press <text:span text:style-name="T48">CTRL + SPACEBAR.</text:span></text:p>
              </text:list-item>
              <text:list-item>
                <text:p><text:span text:style-name="T50"/></text:p>
              </text:list-item>
              <text:list-item>
                <text:p><text:span text:style-name="T50">Now the IDE suggests the string methods!</text:span></text:p>
              </text:list-item>
              <text:list-item>
                <text:p><text:span text:style-name="T50">(A smart IDE suggests </text:span><text:span text:style-name="T52">only</text:span><text:span text:style-name="T53"> methods that return a string)</text:span></text:p>
              </text:list-item>
              <text:list-item>
                <text:p/>
              </text:list-item>
              <text:list-item>
                <text:p><text:span text:style-name="T50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text-style-name="P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26">class Scorecard:</text:span></text:p>
              </text:list-item>
              <text:list-item>
                <text:p><text:span text:style-name="T26"><text:s text:c="4"/></text:span><text:span text:style-name="T26">"""Accumulate scores and compute their average."""</text:span></text:p>
              </text:list-item>
              <text:list-item>
                <text:p><text:span text:style-name="T26"><text:s text:c="4"/></text:span><text:span text:style-name="T26">def __init__(self):</text:span></text:p>
              </text:list-item>
              <text:list-item>
                <text:p><text:span text:style-name="T26"><text:s text:c="8"/></text:span><text:span text:style-name="T26">self.scores = []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dd_score(self, score):</text:span></text:p>
              </text:list-item>
              <text:list-item>
                <text:p><text:span text:style-name="T26"><text:s text:c="8"/></text:span><text:span text:style-name="T26">self.scores.append(score)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verage(self):</text:span></text:p>
              </text:list-item>
              <text:list-item>
                <text:p><text:span text:style-name="T26"><text:s text:c="8"/></text:span><text:span text:style-name="T26">"""return average of all scores"""</text:span></text:p>
              </text:list-item>
              <text:list-item>
                <text:p><text:span text:style-name="T26"><text:s text:c="8"/></text:span><text:span text:style-name="T26">return sum(self.scores)/max(1,len(self.scores))</text:span></text:p>
              </text:list-item>
              <text:list-item>
                <text:p><text:span text:style-name="T26"/></text:p>
              </text:list-item>
              <text:list-item>
                <text:p><text:span text:style-name="T26">if __name__ == "__main__":</text:span></text:p>
              </text:list-item>
              <text:list-item>
                <text:p><text:span text:style-name="T26"><text:s text:c="4"/></text:span><text:span text:style-name="T26">scores = Scorecard()</text:span></text:p>
              </text:list-item>
              <text:list-item>
                <text:p><text:span text:style-name="T26"><text:s text:c="4"/></text:span><text:span text:style-name="T26">n = input("input a score: ")</text:span></text:p>
              </text:list-item>
              <text:list-item>
                <text:p><text:span text:style-name="T54"><text:s text:c="4"/></text:span><text:span text:style-name="T54">scores.</text:span><text:span text:style-name="T26">add_score(n)</text:span></text:p>
              </text:list-item>
              <text:list-item>
                <text:p><text:span text:style-name="T26"><text:s text:c="4"/></text:span><text:span text:style-name="T26">n = input("input another score: ")</text:span></text:p>
              </text:list-item>
              <text:list-item>
                <text:p><text:span text:style-name="T54"><text:s text:c="4"/></text:span><text:span text:style-name="T54">scores.</text:span><text:span text:style-name="T26">add_score(n)</text:span></text:p>
              </text:list-item>
              <text:list-item>
                <text:p><text:span text:style-name="T26"><text:s text:c="4"/></text:span><text:span text:style-name="T26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1" draw:layer="layout" svg:width="8.636cm" svg:height="3.556cm" svg:x="16.002cm" svg:y="5.334cm">
          <draw:text-box>
            <text:p><text:span text:style-name="T55">This code contains 2 distinct errors. <text:s/>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Exercise - part 1</text:p>
          </draw:text-box>
        </draw:frame>
        <draw:frame presentation:style-name="pr3" draw:text-style-name="P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13">1. Download <text:span text:style-name="T48">scorecard.py</text:span> to an empty directory.</text:p>
              </text:list-item>
              <text:list-item>
                <text:p text:style-name="P13">2. Open it in your favorite IDE.</text:p>
              </text:list-item>
              <text:list-item>
                <text:p text:style-name="P13">3. Does the IDE show any errors?</text:p>
              </text:list-item>
              <text:list-item>
                <text:p text:style-name="P13">4. Add <text:span text:style-name="T19">type hints</text:span><text:span text:style-name="T21"> -- </text:span><text:span text:style-name="T56">one at a time</text:span><text:span text:style-name="T21"> so you can see the effect.</text:span></text:p>
              </text:list-item>
              <text:list-item>
                <text:p text:style-name="P13"><text:span text:style-name="T56">Hint 1</text:span><text:span text:style-name="T21">: "hint" the parameter: add_score(self, score: </text:span><text:span text:style-name="T57">float</text:span><text:span text:style-name="T21">)</text:span></text:p>
              </text:list-item>
              <text:list-item>
                <text:p><text:span text:style-name="T21"><text:s text:c="3"/></text:span><text:span text:style-name="T21">- What happens?</text:span></text:p>
              </text:list-item>
              <text:list-item>
                <text:p><text:span text:style-name="T21"><text:s text:c="3"/></text:span><text:span text:style-name="T21">- Does the IDE suggest there is an error in __main__ ?</text:span></text:p>
              </text:list-item>
              <text:list-item>
                <text:p><text:span text:style-name="T21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Exercise - part 2</text:p>
          </draw:text-box>
        </draw:frame>
        <draw:frame presentation:style-name="pr3" draw:text-style-name="P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8">Hint 2</text:span>: <text:span text:style-name="T21">"hint" the return type:</text:span></text:p>
              </text:list-item>
              <text:list-item>
                <text:p><text:span text:style-name="T59"><text:s text:c="4"/></text:span><text:span text:style-name="T59">def average(self) -&gt; </text:span><text:span text:style-name="T60">float</text:span><text:span text:style-name="T59">:</text:span></text:p>
              </text:list-item>
              <text:list-item>
                <text:p><text:span text:style-name="T59"/></text:p>
              </text:list-item>
              <text:list-item>
                <text:p><text:span text:style-name="T21"><text:s text:c="3"/></text:span><text:span text:style-name="T21">- What happens? <text:s/></text:span></text:p>
              </text:list-item>
              <text:list-item>
                <text:p><text:span text:style-name="T21"><text:s text:c="3"/></text:span><text:span text:style-name="T21">- Does IDE detect an error in code?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Exercise - part 3</text:p>
          </draw:text-box>
        </draw:frame>
        <draw:frame presentation:style-name="pr3" draw:text-style-name="P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6">Hint 3</text:span><text:span text:style-name="T21">: <text:s/>Hint the type of items in the list</text:span></text:p>
              </text:list-item>
              <text:list-item>
                <text:p><text:span text:style-name="T59"><text:s text:c="4"/></text:span><text:span text:style-name="T60">from typing import List</text:span><text:span text:style-name="T59"> </text:span></text:p>
              </text:list-item>
              <text:list-item>
                <text:p><text:span text:style-name="T59"><text:s text:c="4"/></text:span><text:span text:style-name="T59">...</text:span></text:p>
              </text:list-item>
              <text:list-item>
                <text:p><text:span text:style-name="T59"><text:s text:c="4"/></text:span><text:span text:style-name="T59">self.scores: </text:span><text:span text:style-name="T60">List[float]</text:span><text:span text:style-name="T59"> = []</text:span></text:p>
              </text:list-item>
              <text:list-item>
                <text:p><text:span text:style-name="T21"><text:s text:c="3"/></text:span></text:p>
              </text:list-item>
              <text:list-item>
                <text:p><text:span text:style-name="T21">Does the IDE detect another error?</text:span></text:p>
              </text:list-item>
              <text:list-item>
                <text:p><text:span text:style-name="T21"/></text:p>
              </text:list-item>
              <text:list-item>
                <text:p><text:span text:style-name="T21">When you add a </text:span><text:span text:style-name="T59">List[float]</text:span><text:span text:style-name="T21"> hint to </text:span><text:span text:style-name="T59">self.scores</text:span><text:span text:style-name="T21">, the IDE detects errors even without Hint 2 (return type)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text-style-name="P3" draw:layer="layout" svg:width="22.51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5">mypy</text:span> - https://mypy.readthedocs.io/</text:p>
                <text:list>
                  <text:list-item>
                    <text:p text:style-name="P23">installation: <text:s text:c="7"/><text:span text:style-name="T26">pip install mypy</text:span></text:p>
                  </text:list-item>
                  <text:list-item>
                    <text:p text:style-name="P23">check a file: <text:s text:c="6"/><text:span text:style-name="T26">mypy filename.py</text:span></text:p>
                  </text:list-item>
                  <text:list-item>
                    <text:p text:style-name="P23">strict checking: <text:s/><text:span text:style-name="T26">mypy --strict filename.py</text:span></text:p>
                  </text:list-item>
                  <text:list-item>
                    <text:p text:style-name="P5"><text:span text:style-name="T14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24">2. <text:span text:style-name="T14">PyCharm</text:span> has built-in static type checking</text:p>
              </text:list-item>
              <text:list-item>
                <text:p text:style-name="P24">3. <text:span text:style-name="T14">VS Code</text:span> - <text:span text:style-name="T15">Pylance</text:span> extension does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text-style-name="P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58">Can we allow scores to be objects?</text:span></text:p>
              </text:list-item>
              <text:list-item>
                <text:p text:style-name="P25">score = Score("Quiz 1", 10.0)</text:p>
              </text:list-item>
              <text:list-item>
                <text:p/>
              </text:list-item>
              <text:list-item>
                <text:p>In <text:span text:style-name="T26">Scorecard</text:span> we could write:</text:p>
              </text:list-item>
            </text:list>
          </draw:text-box>
        </draw:frame>
        <draw:frame draw:style-name="gr8" draw:text-style-name="P28" draw:layer="layout" svg:width="21.082cm" svg:height="5.286cm" svg:x="2.032cm" svg:y="10.667cm">
          <draw:text-box>
            <text:p text:style-name="P26"><text:span text:style-name="T61">def average(self):</text:span></text:p>
            <text:p text:style-name="P26"><text:span text:style-name="T61"><text:s text:c="4"/></text:span><text:span text:style-name="T62"># add the </text:span><text:span text:style-name="T63">values</text:span><text:span text:style-name="T64"> of the score objects</text:span></text:p>
            <text:p text:style-name="P26"><text:span text:style-name="T61"><text:s text:c="4"/></text:span><text:span text:style-name="T61">total = sum(</text:span><text:span text:style-name="T65">float(x)</text:span><text:span text:style-name="T61"> for x in self.scores)</text:span></text:p>
            <text:p text:style-name="P26"><text:span text:style-name="T61"><text:s text:c="4"/></text:span><text:span text:style-name="T62"># don't divide by zero if no scores</text:span></text:p>
            <text:p text:style-name="P27"><text:span text:style-name="T61"><text:s text:c="4"/></text:span><text:span text:style-name="T61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text-style-name="P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66">required behavior</text:span><text:span text:style-name="T21"> of a </text:span><text:span text:style-name="T59">Score</text:span><text:span text:style-name="T21"> object,</text:span></text:p>
              </text:list-item>
              <text:list-item>
                <text:p><text:span text:style-name="T21">so that Scorecard can call </text:span><text:span text:style-name="T59">float(score)</text:span><text:span text:style-name="T21"> for any score?</text:span></text:p>
              </text:list-item>
              <text:list-item>
                <text:p><text:span text:style-name="T21"/></text:p>
              </text:list-item>
              <text:list-item>
                <text:p><text:span text:style-name="T59">def add_score(self, score: </text:span><text:span text:style-name="T67"><text:s text:c="4"/>? <text:s text:c="3"/></text:span><text:span text:style-name="T59">):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9" draw:layer="layout" svg:width="7.874cm" svg:height="3.81cm" svg:x="16.002cm" svg:y="13.692cm">
          <draw:text-box>
            <text:p text:style-name="P25"><text:span text:style-name="T68">Score</text:span></text:p>
            <text:p><text:span text:style-name="T26">name: string</text:span></text:p>
            <text:p><text:span text:style-name="T26">score: float</text:span></text:p>
          </draw:text-box>
        </draw:frame>
        <draw:line draw:style-name="gr10" draw:text-style-name="P30" draw:layer="layout" svg:x1="20.066cm" svg:y1="13.692cm" svg:x2="20.066cm" svg:y2="11.984cm">
          <text:p/>
        </draw:line>
        <draw:frame draw:style-name="gr11" draw:text-style-name="P31" draw:layer="layout" svg:width="7.874cm" svg:height="2.621cm" svg:x="16.002cm" svg:y="9.279cm">
          <draw:text-box>
            <text:p text:style-name="P25"><text:span text:style-name="T69"><text:s text:c="8"/></text:span><text:span text:style-name="T70">???</text:span><text:span text:style-name="T69"> <text:s text:c="8"/></text:span></text:p>
            <text:p><text:span text:style-name="T20">Has a float value</text:span></text:p>
          </draw:text-box>
        </draw:frame>
        <draw:frame draw:style-name="gr12" draw:text-style-name="P31" draw:layer="layout" svg:width="10.668cm" svg:height="7.15cm" svg:x="1.524cm" svg:y="10.884cm">
          <draw:text-box>
            <text:p text:style-name="P25"><text:span text:style-name="T20">What "</text:span><text:span text:style-name="T69">type</text:span><text:span text:style-name="T20">" specifies: "this object has a float value, and you can call </text:span><text:span text:style-name="T59">float(x)</text:span><text:span text:style-name="T20"> to get it"?</text:span></text:p>
            <text:p text:style-name="P32"><text:span text:style-name="T20">See: </text:span><text:span text:style-name="T59">typing</text:span><text:span text:style-name="T20"> package.</text:span></text:p>
          </draw:text-box>
        </draw:frame>
        <draw:line draw:style-name="gr13" draw:text-style-name="P30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Float-able Type?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>Answer: </text:p>
              </text:list-item>
              <text:list-item>
                <text:p/>
              </text:list-item>
              <text:list-item>
                <text:p><text:span text:style-name="T26">from typing import </text:span><text:span text:style-name="T71">SupportsFloat</text:span></text:p>
              </text:list-item>
              <text:list-item>
                <text:p><text:span text:style-name="T26"/></text:p>
              </text:list-item>
              <text:list-item>
                <text:p><text:span text:style-name="T26">class Score(</text:span><text:span text:style-name="T71">SupportsFloat</text:span><text:span text:style-name="T26">):</text:span>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Revised Score class</text:p>
          </draw:text-box>
        </draw:frame>
        <draw:frame presentation:style-name="pr3" draw:text-style-name="P34" draw:layer="layout" svg:width="21.956cm" svg:height="12.352cm" svg:x="1.874cm" svg:y="3.889cm" presentation:class="outline" presentation:user-transformed="true">
          <draw:text-box>
            <text:list text:style-name="L3">
              <text:list-item>
                <text:p text:style-name="P33"><text:span text:style-name="T26">from typing import SupportsFloat</text:span></text:p>
              </text:list-item>
              <text:list-item>
                <text:p text:style-name="P33"><text:span text:style-name="T26"/></text:p>
              </text:list-item>
              <text:list-item>
                <text:p text:style-name="P33"><text:span text:style-name="T26">class Score(SupportsFloat):</text:span></text:p>
              </text:list-item>
              <text:list-item>
                <text:p text:style-name="P33"><text:span text:style-name="T26"><text:s text:c="4"/></text:span><text:span text:style-name="T26">def __init__(self, name: str,</text:span></text:p>
              </text:list-item>
              <text:list-item>
                <text:p text:style-name="P33"><text:span text:style-name="T26"><text:s text:c="23"/></text:span><text:span text:style-name="T26">value: float)</text:span></text:p>
              </text:list-item>
              <text:list-item>
                <text:p text:style-name="P33"><text:span text:style-name="T26"><text:s text:c="8"/></text:span><text:span text:style-name="T26">self.name = name</text:span></text:p>
              </text:list-item>
              <text:list-item>
                <text:p text:style-name="P33"><text:span text:style-name="T26"><text:s text:c="8"/></text:span><text:span text:style-name="T26">self.value = value</text:span></text:p>
              </text:list-item>
              <text:list-item>
                <text:p text:style-name="P33"><text:span text:style-name="T26"/></text:p>
              </text:list-item>
              <text:list-item>
                <text:p text:style-name="P33"><text:span text:style-name="T26"><text:s text:c="4"/></text:span><text:span text:style-name="T26">def __float__(self) -&gt; float:</text:span></text:p>
              </text:list-item>
              <text:list-item>
                <text:p text:style-name="P33"><text:span text:style-name="T26"><text:s text:c="9"/></text:span><text:span text:style-name="T26">return self.value</text:span></text:p>
              </text:list-item>
            </text:list>
          </draw:text-box>
        </draw:frame>
        <draw:frame draw:style-name="gr14" draw:text-style-name="P35" draw:layer="layout" svg:width="21.844cm" svg:height="1.267cm" svg:x="1.27cm" svg:y="16.598cm">
          <draw:text-box>
            <text:p><text:span text:style-name="T33">quiz1 = Score("Quiz 1", 9.0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text-style-name="P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66">required behavior</text:span><text:span text:style-name="T21"> of a Scorecard so that</text:span></text:p>
              </text:list-item>
              <text:list-item>
                <text:p><text:span text:style-name="T21">we can use Scorecard as data in a for loop?</text:span></text:p>
              </text:list-item>
              <text:list-item>
                <text:p><text:span text:style-name="T21"/></text:p>
              </text:list-item>
              <text:list-item>
                <text:p><text:span text:style-name="T59">scorecard = Scorecard()</text:span></text:p>
                <text:p><text:span text:style-name="T59"/></text:p>
              </text:list-item>
              <text:list-item>
                <text:p><text:span text:style-name="T72"># can this </text:span><text:span text:style-name="T73">possibly</text:span><text:span text:style-name="T74"> work?</text:span></text:p>
              </text:list-item>
              <text:list-item>
                <text:p><text:span text:style-name="T75">for </text:span><text:span text:style-name="T76">score</text:span><text:span text:style-name="T75"> in </text:span><text:span text:style-name="T77">scorecard</text:span><text:span text:style-name="T75">:</text:span></text:p>
              </text:list-item>
              <text:list-item>
                <text:p><text:span text:style-name="T75"><text:s text:c="4"/></text:span><text:span text:style-name="T75">print(</text:span><text:span text:style-name="T76">score</text:span><text:span text:style-name="T75">)</text:span></text:p>
              </text:list-item>
              <text:list-item>
                <text:p><text:span text:style-name="T75"/></text:p>
              </text:list-item>
              <text:list-item>
                <text:p/>
              </text:list-item>
            </text:list>
          </draw:text-box>
        </draw:frame>
        <draw:frame draw:style-name="gr9" draw:text-style-name="P29" draw:layer="layout" svg:width="8.382cm" svg:height="3.81cm" svg:x="16.002cm" svg:y="13.192cm">
          <draw:text-box>
            <text:p><text:span text:style-name="T78"><text:s text:c="2"/></text:span><text:span text:style-name="T68">Scorecard</text:span></text:p>
            <text:p><text:span text:style-name="T79">scores:</text:span></text:p>
            <text:p><text:span text:style-name="T79"><text:s text:c="3"/></text:span><text:span text:style-name="T79">List[Score]</text:span></text:p>
          </draw:text-box>
        </draw:frame>
        <draw:line draw:style-name="gr10" draw:text-style-name="P30" draw:layer="layout" svg:x1="20.066cm" svg:y1="13.192cm" svg:x2="20.066cm" svg:y2="11.185cm">
          <text:p/>
        </draw:line>
        <draw:frame draw:style-name="gr15" draw:text-style-name="P31" draw:layer="layout" svg:width="8.89cm" svg:height="3.806cm" svg:x="15.494cm" svg:y="7.379cm">
          <draw:text-box>
            <text:p text:style-name="P25"><text:span text:style-name="T69"><text:s text:c="4"/></text:span><text:span text:style-name="T70">???</text:span><text:span text:style-name="T69"> <text:s text:c="4"/></text:span></text:p>
            <text:p><text:span text:style-name="T80">__iter__():</text:span><text:span text:style-name="T81"> </text:span></text:p>
            <text:p><text:span text:style-name="T20"><text:s text:c="3"/></text:span><text:span text:style-name="T20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text-style-name="P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21"/></text:p>
              </text:list-item>
              <text:list-item>
                <text:p><text:span text:style-name="T75">for </text:span><text:span text:style-name="T76">x</text:span><text:span text:style-name="T75"> in </text:span><text:span text:style-name="T82">data</text:span><text:span text:style-name="T75">:</text:span></text:p>
              </text:list-item>
              <text:list-item>
                <text:p><text:span text:style-name="T75"><text:s text:c="4"/></text:span><text:span text:style-name="T75">print(</text:span><text:span text:style-name="T76">x</text:span><text:span text:style-name="T75">)</text:span></text:p>
              </text:list-item>
              <text:list-item>
                <text:p><text:span text:style-name="T75"/></text:p>
              </text:list-item>
              <text:list-item>
                <text:p><text:span text:style-name="T82">data</text:span><text:span text:style-name="T75"> can be:</text:span></text:p>
              </text:list-item>
              <text:list-item>
                <text:p><text:span text:style-name="T75">string (str)</text:span></text:p>
              </text:list-item>
              <text:list-item>
                <text:p><text:span text:style-name="T75">list</text:span></text:p>
              </text:list-item>
              <text:list-item>
                <text:p><text:span text:style-name="T75">dict</text:span></text:p>
              </text:list-item>
              <text:list-item>
                <text:p><text:span text:style-name="T75">range</text:span></text:p>
              </text:list-item>
              <text:list-item>
                <text:p><text:span text:style-name="T75">File</text:span></text:p>
              </text:list-item>
              <text:list-item>
                <text:p><text:span text:style-name="T75">tuple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9" draw:layer="layout" svg:width="7.874cm" svg:height="3.81cm" svg:x="15.502cm" svg:y="13.192cm">
          <draw:text-box>
            <text:p><text:span text:style-name="T78"><text:s text:c="4"/></text:span><text:span text:style-name="T68">data</text:span></text:p>
            <text:p><text:span text:style-name="T26"/></text:p>
            <text:p><text:span text:style-name="T26"/></text:p>
          </draw:text-box>
        </draw:frame>
        <draw:line draw:style-name="gr10" draw:text-style-name="P30" draw:layer="layout" svg:x1="19.566cm" svg:y1="13.192cm" svg:x2="19.566cm" svg:y2="11.185cm">
          <text:p/>
        </draw:line>
        <draw:frame draw:style-name="gr15" draw:text-style-name="P31" draw:layer="layout" svg:width="8.844cm" svg:height="3.806cm" svg:x="14.986cm" svg:y="7.379cm">
          <draw:text-box>
            <text:p text:style-name="P25"><text:span text:style-name="T69">Iterable</text:span></text:p>
            <text:p><text:span text:style-name="T21">__iter__():</text:span><text:span text:style-name="T20"> Iterator</text:span></text:p>
          </draw:text-box>
        </draw:frame>
        <draw:line draw:style-name="gr13" draw:text-style-name="P30" draw:layer="layout" svg:x1="8.89cm" svg:y1="5.08cm" svg:x2="7.874cm" svg:y2="6.604cm">
          <text:p/>
        </draw:lin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text-style-name="P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3">Iterable</text:span> - a type of object (usually a collection) that provides a method for <text:span text:style-name="T22">creating</text:span> an <text:span text:style-name="T83">Iterator</text:span><text:span text:style-name="T20">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 text:style-name="P24"><text:span text:style-name="T84"># stuff is an </text:span><text:span text:style-name="T85">Iterable</text:span><text:span text:style-name="T86"> collection</text:span></text:p>
              </text:list-item>
              <text:list-item>
                <text:p text:style-name="P24">stuff = ("first", "second", "third")</text:p>
              </text:list-item>
              <text:list-item>
                <text:p text:style-name="P24"><text:span text:style-name="T26">iterator = </text:span><text:span text:style-name="T71">iter</text:span><text:span text:style-name="T26">(stuff)</text:span></text:p>
              </text:list-item>
              <text:list-item>
                <text:p text:style-name="P24"><text:span text:style-name="T87">next(iterator)</text:span><text:span text:style-name="T88"> <text:s/></text:span><text:span text:style-name="T84"># "first"</text:span></text:p>
              </text:list-item>
              <text:list-item>
                <text:p text:style-name="P24"><text:span text:style-name="T87">next(iterator)</text:span><text:span text:style-name="T88"> <text:s/></text:span><text:span text:style-name="T84"># "second"</text:span></text:p>
              </text:list-item>
              <text:list-item>
                <text:p text:style-name="P24"><text:span text:style-name="T87">next(iterator)</text:span><text:span text:style-name="T88"> <text:s/></text:span><text:span text:style-name="T84"># "third"</text:span></text:p>
              </text:list-item>
              <text:list-item>
                <text:p><text:span text:style-name="T84"/></text:p>
              </text:list-item>
              <text:list-item>
                <text:p/>
              </text:list-item>
            </text:list>
          </draw:text-box>
        </draw:frame>
        <draw:frame draw:style-name="gr15" draw:text-style-name="P31" draw:layer="layout" svg:width="8.844cm" svg:height="3.806cm" svg:x="14.986cm" svg:y="13.879cm">
          <draw:text-box>
            <text:p text:style-name="P25"><text:span text:style-name="T69">Iterator</text:span></text:p>
            <text:p><text:span text:style-name="T89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5" draw:text-style-name="P31" draw:layer="layout" svg:width="8.844cm" svg:height="3.806cm" svg:x="14.986cm" svg:y="7.42cm">
          <draw:text-box>
            <text:p text:style-name="P25"><text:span text:style-name="T90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30" draw:layer="layout" svg:x1="19.358cm" svg:y1="11.222cm" svg:x2="19.358cm" svg:y2="13.879cm">
          <text:p/>
        </draw:line>
        <draw:frame draw:style-name="gr16" draw:text-style-name="P36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9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text-style-name="P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3">Iterator</text:span> - an object that lets you sequentially access elements from some source by calling next(iterator). 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84"># stuff is an </text:span><text:span text:style-name="T91">Iterable</text:span><text:span text:style-name="T86"> collection</text:span></text:p>
              </text:list-item>
              <text:list-item>
                <text:p>stuff = ("first", "second", "third")</text:p>
              </text:list-item>
              <text:list-item>
                <text:p><text:span text:style-name="T26">myiter = </text:span><text:span text:style-name="T71">iter</text:span><text:span text:style-name="T26">(stuff)</text:span></text:p>
              </text:list-item>
              <text:list-item>
                <text:p><text:span text:style-name="T88"># iterate over elements</text:span></text:p>
              </text:list-item>
              <text:list-item>
                <text:p><text:span text:style-name="T26">print( </text:span><text:span text:style-name="T71">next(myiter)</text:span><text:span text:style-name="T26"> )</text:span></text:p>
              </text:list-item>
              <text:list-item>
                <text:p><text:span text:style-name="T92">print( </text:span><text:span text:style-name="T93">next(</text:span><text:span text:style-name="T71">myiter)</text:span><text:span text:style-name="T26"> )</text:span></text:p>
              </text:list-item>
              <text:list-item>
                <text:p><text:span text:style-name="T92">print( </text:span><text:span text:style-name="T93">next(</text:span><text:span text:style-name="T71">myiter)</text:span><text:span text:style-name="T26"> )</text:span></text:p>
              </text:list-item>
              <text:list-item>
                <text:p/>
              </text:list-item>
            </text:list>
          </draw:text-box>
        </draw:frame>
        <draw:frame draw:style-name="gr15" draw:text-style-name="P31" draw:layer="layout" svg:width="8.844cm" svg:height="3.806cm" svg:x="14.986cm" svg:y="13.879cm">
          <draw:text-box>
            <text:p text:style-name="P25"><text:span text:style-name="T90">Iterator</text:span></text:p>
            <text:p><text:span text:style-name="T89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5" draw:text-style-name="P31" draw:layer="layout" svg:width="8.844cm" svg:height="3.806cm" svg:x="14.986cm" svg:y="7.42cm">
          <draw:text-box>
            <text:p text:style-name="P25"><text:span text:style-name="T69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30" draw:layer="layout" svg:x1="19.358cm" svg:y1="11.222cm" svg:x2="19.358cm" svg:y2="13.879cm">
          <text:p/>
        </draw:line>
        <draw:frame draw:style-name="gr16" draw:text-style-name="P36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0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Declare a Class "has" a Type</text:p>
          </draw:text-box>
        </draw:frame>
        <draw:frame presentation:style-name="pr3" draw:text-style-name="P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26">The Type specifies </text:span><text:span text:style-name="T71">some behavior</text:span><text:span text:style-name="T26"> (methods).</text:span></text:p>
              </text:list-item>
              <text:list-item>
                <text:p text:style-name="P5"><text:span text:style-name="T44">To declare that your class </text:span><text:span text:style-name="T94">provides</text:span><text:span text:style-name="T44"> this behavior, write the Type name as a parent type.</text:span></text:p>
              </text:list-item>
              <text:list-item>
                <text:p text:style-name="P24"><text:span text:style-name="T26">Example:</text:span></text:p>
              </text:list-item>
              <text:list-item>
                <text:p text:style-name="P4"><text:span text:style-name="T95">Declare that Scorecard can create an </text:span><text:span text:style-name="T96">Iterator </text:span><text:span text:style-name="T97">that</text:span><text:span text:style-name="T95"> returns Scores.</text:span></text:p>
              </text:list-item>
              <text:list-item>
                <text:p><text:span text:style-name="T61"/></text:p>
              </text:list-item>
            </text:list>
          </draw:text-box>
        </draw:frame>
        <draw:frame draw:style-name="gr17" draw:text-style-name="P37" draw:layer="layout" svg:width="22.098cm" svg:height="4.061cm" svg:x="1.224cm" svg:y="11.87cm">
          <draw:text-box>
            <text:p text:style-name="P16"><text:span text:style-name="T61">class Scorecard(</text:span><text:span text:style-name="T65">Iterable[Score]</text:span><text:span text:style-name="T61">)</text:span></text:p>
            <text:p text:style-name="P16"><text:span text:style-name="T61"><text:s text:c="4"/></text:span><text:span text:style-name="T62">"""scorecard creates an iterator for scores"""</text:span></text:p>
            <text:p text:style-name="P16"><text:span text:style-name="T61"><text:s text:c="3"/></text:span><text:span text:style-name="T61">def </text:span><text:span text:style-name="T65">__iter__</text:span><text:span text:style-name="T61">(self):</text:span></text:p>
            <text:p><text:span text:style-name="T61"><text:s text:c="7"/></text:span><text:span text:style-name="T61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1" presentation:class="page"/>
          <draw:frame presentation:style-name="pr4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text-style-name="P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5">These types specify that a class provides some behavior.</text:p>
              </text:list-item>
              <text:list-item>
                <text:p text:style-name="P25"><text:span text:style-name="T19">What behavior (methods) does each one guarantee?</text:span></text:p>
              </text:list-item>
              <text:list-item>
                <text:p><text:span text:style-name="T26">Container</text:span></text:p>
              </text:list-item>
              <text:list-item>
                <text:p text:style-name="P16"><text:span text:style-name="T26">Collection</text:span></text:p>
              </text:list-item>
              <text:list-item>
                <text:p><text:span text:style-name="T26">Iterable</text:span></text:p>
              </text:list-item>
              <text:list-item>
                <text:p><text:span text:style-name="T26">Iterator</text:span></text:p>
              </text:list-item>
              <text:list-item>
                <text:p><text:span text:style-name="T26">Dict</text:span></text:p>
              </text:list-item>
              <text:list-item>
                <text:p><text:span text:style-name="T26">Mapping</text:span></text:p>
              </text:list-item>
              <text:list-item>
                <text:p><text:span text:style-name="T26">List</text:span></text:p>
              </text:list-item>
              <text:list-item>
                <text:p><text:span text:style-name="T26">Set</text:span></text:p>
              </text:list-item>
              <text:list-item>
                <text:p><text:span text:style-name="T26">Sequence</text:span></text:p>
              </text:list-item>
              <text:list-item>
                <text:p text:style-name="P25"><text:span text:style-name="T98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text-style-name="P3" draw:layer="layout" svg:width="22.86cm" svg:height="10.081cm" svg:x="1.27cm" svg:y="3.889cm" presentation:class="outline" presentation:user-transformed="true">
          <draw:text-box>
            <text:list text:style-name="L3">
              <text:list-item>
                <text:p text:style-name="P25"><text:span text:style-name="T44">Some types specify a </text:span><text:span text:style-name="T99">single behavior</text:span><text:span text:style-name="T44">.</text:span></text:p>
              </text:list-item>
              <text:list-item>
                <text:p><text:span text:style-name="T71">x: </text:span><text:span text:style-name="T43">Sized</text:span></text:p>
              </text:list-item>
              <text:list-item>
                <text:p><text:span text:style-name="T26"><text:s text:c="3"/></text:span><text:span text:style-name="T26">- can call len(x) or x.__len__()</text:span></text:p>
              </text:list-item>
              <text:list-item>
                <text:p><text:span text:style-name="T71">y: </text:span><text:span text:style-name="T43">SupportsFloat</text:span><text:span text:style-name="T26"> </text:span></text:p>
              </text:list-item>
              <text:list-item>
                <text:p><text:span text:style-name="T54"><text:s text:c="3"/></text:span><text:span text:style-name="T54">- can call </text:span><text:span text:style-name="T26">float(y) or y.__float__() </text:span></text:p>
              </text:list-item>
              <text:list-item>
                <text:p><text:span text:style-name="T26"/></text:p>
              </text:list-item>
              <text:list-item>
                <text:p><text:span text:style-name="T44">Example:</text:span></text:p>
              </text:list-item>
              <text:list-item>
                <text:p><text:span text:style-name="T100"><text:s text:c="3"/></text:span><text:span text:style-name="T100">Declare that </text:span><text:span text:style-name="T47">Scorecard</text:span><text:span text:style-name="T100"> supports </text:span><text:span text:style-name="T101">len</text:span><text:span text:style-name="T47">(scorecard):</text:span></text:p>
              </text:list-item>
            </text:list>
          </draw:text-box>
        </draw:frame>
        <draw:frame draw:style-name="gr18" draw:text-style-name="P17" draw:layer="layout" svg:width="22.098cm" svg:height="4.061cm" svg:x="1.424cm" svg:y="13.77cm">
          <draw:text-box>
            <text:p text:style-name="P16"><text:span text:style-name="T61">class Scorecard( </text:span><text:span text:style-name="T102">Sized</text:span><text:span text:style-name="T61"> )</text:span></text:p>
            <text:p text:style-name="P16"><text:span text:style-name="T61"><text:s text:c="4"/></text:span><text:span text:style-name="T61">def </text:span><text:span text:style-name="T65">__len__</text:span><text:span text:style-name="T61">(self) -&gt; int: <text:s text:c="3"/></text:span></text:p>
            <text:p text:style-name="P16"><text:span text:style-name="T62"><text:s text:c="7"/></text:span><text:span text:style-name="T62">"""the size is just the number of scores"""</text:span></text:p>
            <text:p><text:span text:style-name="T61"><text:s text:c="7"/></text:span><text:span text:style-name="T61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4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text-style-name="P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44">A class can declare that it provides many different kinds of behavior, using types.</text:span></text:p>
              </text:list-item>
              <text:list-item>
                <text:p><text:span text:style-name="T26"/></text:p>
              </text:list-item>
              <text:list-item>
                <text:p><text:span text:style-name="T26">Example:</text:span></text:p>
              </text:list-item>
              <text:list-item>
                <text:p><text:span text:style-name="T47">Scorecard creates Iterators </text:span><text:span text:style-name="T103">and</text:span><text:span text:style-name="T47"> has a length.</text:span></text:p>
              </text:list-item>
            </text:list>
          </draw:text-box>
        </draw:frame>
        <draw:frame draw:style-name="gr19" draw:text-style-name="P17" draw:layer="layout" svg:width="22.098cm" svg:height="7.449cm" svg:x="1.424cm" svg:y="10.77cm">
          <draw:text-box>
            <text:p text:style-name="P16"><text:span text:style-name="T61">class Scorecard( </text:span><text:span text:style-name="T104">Iterable[Score], Sized</text:span><text:span text:style-name="T61"> )</text:span></text:p>
            <text:p text:style-name="P16"><text:span text:style-name="T61"><text:s text:c="4"/></text:span><text:span text:style-name="T61">def </text:span><text:span text:style-name="T65">__len__</text:span><text:span text:style-name="T61">(self) -&gt; int: <text:s text:c="3"/></text:span></text:p>
            <text:p text:style-name="P16"><text:span text:style-name="T62"><text:s text:c="7"/></text:span><text:span text:style-name="T62">"""the size is just the number of scores"""</text:span></text:p>
            <text:p><text:span text:style-name="T61"><text:s text:c="7"/></text:span><text:span text:style-name="T61">return len(self.scores)</text:span></text:p>
            <text:p><text:span text:style-name="T61"/></text:p>
            <text:p><text:span text:style-name="T61"><text:s text:c="4"/></text:span><text:span text:style-name="T61">def __</text:span><text:span text:style-name="T65">iter</text:span><text:span text:style-name="T61">__(self) -&gt; Iterator[Score]:</text:span></text:p>
            <text:p><text:span text:style-name="T61"><text:s text:c="7"/></text:span><text:span text:style-name="T62">"""return an iterator for scores"""</text:span></text:p>
            <text:p><text:span text:style-name="T61"><text:s text:c="7"/></text:span><text:span text:style-name="T61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4" presentation:class="page"/>
          <draw:frame presentation:style-name="pr4" draw:text-style-name="P22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text-style-name="P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4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4">Python </text:span><text:span text:style-name="T105">typing</text:span><text:span text:style-name="T14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4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5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text-style-name="P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Mypy Getting Started Guide </text:span><text:span text:style-name="T30">many short examples of adding type hints to code.</text:span></text:p>
              </text:list-item>
              <text:list-item>
                <text:p><text:span text:style-name="T14"><text:s/></text:span><text:span text:style-name="T30">https://mypy.readthedocs.io/en/latest/getting_started.html</text:span></text:p>
              </text:list-item>
              <text:list-item>
                <text:p><text:span text:style-name="T14"/></text:p>
              </text:list-item>
              <text:list-item>
                <text:p><text:span text:style-name="T14">Python Type Checking Guide</text:span> on <text:span text:style-name="T20">RealPython</text:span></text:p>
              </text:list-item>
              <text:list-item>
                <text:p><text:span text:style-name="T20"><text:s text:c="4"/></text:span><text:span text:style-name="T21">https://realpython.com/python-type-checking/</text:span></text:p>
              </text:list-item>
              <text:list-item>
                <text:p><text:span text:style-name="T21"/></text:p>
              </text:list-item>
              <text:list-item>
                <text:p><text:span text:style-name="T21"><text:s text:c="4"/></text:span><text:span text:style-name="T21">Describes dynamic typing, duck typing, and how to 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6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text-style-name="P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Python Iterators </text:span><text:span text:style-name="T30">explains difference between Iterable and Iterator, with examples</text:span></text:p>
              </text:list-item>
              <text:list-item>
                <text:p text:style-name="P24"><text:span text:style-name="T14"><text:s/></text:span><text:span text:style-name="T30">https://www.w3schools.com/python/python_iterators.asp</text:span></text:p>
              </text:list-item>
              <text:list-item>
                <text:p><text:span text:style-name="T14"/></text:p>
              </text:list-item>
              <text:list-item>
                <text:p><text:span text:style-name="T14">Iterators, Generators, Containers, and itertools</text:span> has more detailed explanation, with code examples.</text:p>
              </text:list-item>
              <text:list-item>
                <text:p text:style-name="P24"><text:span text:style-name="T21">https://www.datacamp.com/community/tutorials/python-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7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Common Errors</text:p>
          </draw:text-box>
        </draw:frame>
        <draw:frame presentation:style-name="pr3" draw:text-style-name="P3" draw:layer="layout" svg:width="21.956cm" svg:height="12.352cm" svg:x="1.874cm" svg:y="3.889cm" presentation:class="outline">
          <draw:text-box>
            <text:list text:style-name="L3">
              <text:list-item>
                <text:p>1. 'list' and 'set' are not same as typing.List, typing.Set</text:p>
              </text:list-item>
              <text:list-item>
                <text:p/>
              </text:list-item>
              <text:list-item>
                <text:p><text:span text:style-name="T26">scores: list[float] <text:s text:c="2"/># Error (Python&lt;3.9)</text:span></text:p>
              </text:list-item>
              <text:list-item>
                <text:p/>
              </text:list-item>
              <text:list-item>
                <text:p>2. Classes in <text:span text:style-name="T26">collections.abc</text:span> are not type hints</text:p>
              </text:list-item>
              <text:list-item>
                <text:p/>
              </text:list-item>
              <text:list-item>
                <text:p><text:span text:style-name="T26">from collections.abc import Set</text:span></text:p>
              </text:list-item>
              <text:list-item>
                <text:p><text:span text:style-name="T26">scores: Set[float] <text:s text:c="3"/># Error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8" presentation:class="page"/>
          <draw:frame presentation:style-name="pr4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Times New Roman1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2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2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pe Checking</dc:title>
    <meta:creation-date>2019-11-17T14:31:40.364700430</meta:creation-date>
    <meta:editing-cycles>35</meta:editing-cycles>
    <meta:editing-duration>PT10H49M16S</meta:editing-duration>
    <meta:generator>LibreOffice/6.4.7.2$Linux_X86_64 LibreOffice_project/40$Build-2</meta:generator>
    <dc:date>2023-10-03T10:56:26.700621912</dc:date>
    <meta:document-statistic meta:object-count="284"/>
  </office:meta>
</office:document-meta>
</file>